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72in"/>
    </style:style>
    <style:style style:name="co4" style:family="table-column">
      <style:table-column-properties fo:break-before="auto" style:column-width="1.9583in"/>
    </style:style>
    <style:style style:name="co5" style:family="table-column">
      <style:table-column-properties fo:break-before="auto" style:column-width="1.1854in"/>
    </style:style>
    <style:style style:name="co6" style:family="table-column">
      <style:table-column-properties fo:break-before="auto" style:column-width="1.1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40"/>
    <style:style style:name="ce3" style:family="table-cell" style:parent-style-name="Default" style:data-style-name="N140">
      <style:text-properties fo:font-weight="bold" style:font-weight-asian="bold" style:font-weight-complex="bold"/>
    </style:style>
    <style:style style:name="ce4" style:family="table-cell" style:parent-style-name="Default" style:data-style-name="N14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4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4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4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5"/>
        <table:table-column table:style-name="co2" table:default-cell-style-name="ce7"/>
        <table:table-column table:style-name="co6" table:default-cell-style-name="ce2"/>
        <table:table-column table:style-name="co2" table:number-columns-repeated="8" table:default-cell-style-name="ce2"/>
        <table:table-column table:style-name="co2" table:number-columns-repeated="1636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Center distance from the next</text:p>
          </table:table-cell>
          <table:table-cell office:value-type="string" calcext:value-type="string">
            <text:p>Same in degrees</text:p>
          </table:table-cell>
          <table:table-cell table:style-name="ce4" office:value-type="string" calcext:value-type="string">
            <text:p>Same in seconds</text:p>
          </table:table-cell>
          <table:table-cell office:value-type="string" calcext:value-type="string">
            <text:p>Plus start</text:p>
          </table:table-cell>
          <table:table-cell office:value-type="string" calcext:value-type="string">
            <text:p>Word center de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.95" calcext:value-type="float">
            <text:p>16.95</text:p>
          </table:table-cell>
          <table:table-cell table:formula="of:=[.B2]/[.B$27]*360" office:value-type="float" office:value="8.6325641133044" calcext:value-type="float">
            <text:p>8.6326</text:p>
          </table:table-cell>
          <table:table-cell table:formula="of:=([.B2]+[.B3])/2" office:value-type="float" office:value="14.45" calcext:value-type="float">
            <text:p>14.4500</text:p>
          </table:table-cell>
          <table:table-cell table:formula="of:=[.D2]/[.B$27]*360" office:value-type="float" office:value="7.35932456856924" calcext:value-type="float">
            <text:p>7.3593</text:p>
          </table:table-cell>
          <table:table-cell table:formula="of:=[.E2]/[.$B$28]" office:value-type="float" office:value="0.511064206150642" calcext:value-type="float">
            <text:p>0.5111</text:p>
          </table:table-cell>
          <table:table-cell table:formula="of:=[.D30]" office:value-type="float" office:value="5.00505413685359" calcext:value-type="float">
            <text:p>5.00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.95" calcext:value-type="float">
            <text:p>11.95</text:p>
          </table:table-cell>
          <table:table-cell table:formula="of:=[.B3]/[.B$27]*360" office:value-type="float" office:value="6.08608502383408" calcext:value-type="float">
            <text:p>6.0861</text:p>
          </table:table-cell>
          <table:table-cell table:formula="of:=([.B3]+[.B4])/2" office:value-type="float" office:value="12.55" calcext:value-type="float">
            <text:p>12.5500</text:p>
          </table:table-cell>
          <table:table-cell table:formula="of:=[.D3]/[.B$27]*360" office:value-type="float" office:value="6.39166251457052" calcext:value-type="float">
            <text:p>6.3917</text:p>
          </table:table-cell>
          <table:table-cell table:formula="of:=[.E3]/[.$B$28]" office:value-type="float" office:value="0.44386545240073" calcext:value-type="float">
            <text:p>0.4439</text:p>
          </table:table-cell>
          <table:table-cell table:formula="of:=[.G2]+[.F2]" office:value-type="float" office:value="5.51611834300423" calcext:value-type="float">
            <text:p>5.5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3.15" calcext:value-type="float">
            <text:p>13.15</text:p>
          </table:table-cell>
          <table:table-cell table:formula="of:=[.B4]/[.B$27]*360" office:value-type="float" office:value="6.69724000530696" calcext:value-type="float">
            <text:p>6.6972</text:p>
          </table:table-cell>
          <table:table-cell table:formula="of:=([.B4]+[.B5])/2" office:value-type="float" office:value="17.23335" calcext:value-type="float">
            <text:p>17.2334</text:p>
          </table:table-cell>
          <table:table-cell table:formula="of:=[.D4]/[.B$27]*360" office:value-type="float" office:value="8.77687308330469" calcext:value-type="float">
            <text:p>8.7769</text:p>
          </table:table-cell>
          <table:table-cell table:formula="of:=[.E4]/[.$B$28]" office:value-type="float" office:value="0.609505075229492" calcext:value-type="float">
            <text:p>0.6095</text:p>
          </table:table-cell>
          <table:table-cell table:formula="of:=[.G3]+[.F3]" office:value-type="float" office:value="5.95998379540496" calcext:value-type="float">
            <text:p>5.9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.3167" calcext:value-type="float">
            <text:p>21.3167</text:p>
          </table:table-cell>
          <table:table-cell table:formula="of:=[.B5]/[.B$27]*360" office:value-type="float" office:value="10.8565061613024" calcext:value-type="float">
            <text:p>10.8565</text:p>
          </table:table-cell>
          <table:table-cell table:formula="of:=([.B5]+[.B6])/2" office:value-type="float" office:value="14.175015" calcext:value-type="float">
            <text:p>14.1750</text:p>
          </table:table-cell>
          <table:table-cell table:formula="of:=[.D5]/[.B$27]*360" office:value-type="float" office:value="7.21927585808564" calcext:value-type="float">
            <text:p>7.2193</text:p>
          </table:table-cell>
          <table:table-cell table:formula="of:=[.E5]/[.$B$28]" office:value-type="float" office:value="0.501338601255947" calcext:value-type="float">
            <text:p>0.5013</text:p>
          </table:table-cell>
          <table:table-cell table:formula="of:=[.G4]+[.F4]" office:value-type="float" office:value="6.56948887063445" calcext:value-type="float">
            <text:p>6.56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.03333" calcext:value-type="float">
            <text:p>7.03333</text:p>
          </table:table-cell>
          <table:table-cell table:formula="of:=[.B6]/[.B$27]*360" office:value-type="float" office:value="3.58204555486887" calcext:value-type="float">
            <text:p>3.5820</text:p>
          </table:table-cell>
          <table:table-cell table:number-columns-repeated="3"/>
          <table:table-cell table:formula="of:=[.G5]+[.F5]" office:value-type="float" office:value="7.0708274718904" calcext:value-type="float">
            <text:p>7.07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2:.B6])" office:value-type="float" office:value="70.40003" calcext:value-type="float">
            <text:p>70.40003</text:p>
          </table:table-cell>
          <table:table-cell table:style-name="ce3" table:formula="of:=SUM([.C2:.C6])" office:value-type="float" office:value="35.8544408586167" calcext:value-type="float">
            <text:p>35.8544</text:p>
          </table:table-cell>
          <table:table-cell table:style-name="ce3" table:formula="of:=SUM([.D2:.D6])" office:value-type="float" office:value="58.408365" calcext:value-type="float">
            <text:p>58.4084</text:p>
          </table:table-cell>
          <table:table-cell table:style-name="ce3" table:formula="of:=SUM([.E2:.E6])" office:value-type="float" office:value="29.7471360245301" calcext:value-type="float">
            <text:p>29.7471</text:p>
          </table:table-cell>
          <table:table-cell table:style-name="ce6" table:formula="of:=SUM([.F2:.F6])" office:value-type="float" office:value="2.06577333503681" calcext:value-type="float">
            <text:p>2.0658</text:p>
          </table:table-cell>
          <table:table-cell/>
          <table:table-cell table:style-name="ce3" table:formula="of:=[.C8]/2" office:value-type="float" office:value="17.9272204293084" calcext:value-type="float">
            <text:p>17.9272</text:p>
          </table:table-cell>
          <table:table-cell table:style-name="ce3" table:number-columns-repeated="8"/>
          <table:table-cell table:style-name="ce1"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5.1166" calcext:value-type="float">
            <text:p>15.1166</text:p>
          </table:table-cell>
          <table:table-cell table:formula="of:=[.B11]/[.B$27]*360" office:value-type="float" office:value="7.69882116077743" calcext:value-type="float">
            <text:p>7.6988</text:p>
          </table:table-cell>
          <table:table-cell table:formula="of:=([.B11]+[.B12])/2" office:value-type="float" office:value="12.89995" calcext:value-type="float">
            <text:p>12.9000</text:p>
          </table:table-cell>
          <table:table-cell table:formula="of:=[.D11]/[.B$27]*360" office:value-type="float" office:value="6.56989058604255" calcext:value-type="float">
            <text:p>6.5699</text:p>
          </table:table-cell>
          <table:table-cell table:formula="of:=[.E11]/[.$B$28]" office:value-type="float" office:value="0.45624240180851" calcext:value-type="float">
            <text:p>0.4562</text:p>
          </table:table-cell>
          <table:table-cell table:formula="of:=[.D29]" office:value-type="float" office:value="17.263966229058" calcext:value-type="float">
            <text:p>17.2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.6833" calcext:value-type="float">
            <text:p>10.6833</text:p>
          </table:table-cell>
          <table:table-cell table:formula="of:=[.B12]/[.B$27]*360" office:value-type="float" office:value="5.44096001130767" calcext:value-type="float">
            <text:p>5.4410</text:p>
          </table:table-cell>
          <table:table-cell table:formula="of:=([.B12]+[.B13])/2" office:value-type="float" office:value="11.94165" calcext:value-type="float">
            <text:p>11.9417</text:p>
          </table:table-cell>
          <table:table-cell table:formula="of:=[.D12]/[.B$27]*360" office:value-type="float" office:value="6.08183240375466" calcext:value-type="float">
            <text:p>6.0818</text:p>
          </table:table-cell>
          <table:table-cell table:formula="of:=[.E12]/[.$B$28]" office:value-type="float" office:value="0.422349472482963" calcext:value-type="float">
            <text:p>0.4223</text:p>
          </table:table-cell>
          <table:table-cell table:formula="of:=[.G11]+[.F11]" office:value-type="float" office:value="17.7202086308665" calcext:value-type="float">
            <text:p>17.7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3.2" calcext:value-type="float">
            <text:p>13.2</text:p>
          </table:table-cell>
          <table:table-cell table:formula="of:=[.B13]/[.B$27]*360" office:value-type="float" office:value="6.72270479620166" calcext:value-type="float">
            <text:p>6.7227</text:p>
          </table:table-cell>
          <table:table-cell table:formula="of:=([.B13]+[.B14])/2" office:value-type="float" office:value="12.575" calcext:value-type="float">
            <text:p>12.5750</text:p>
          </table:table-cell>
          <table:table-cell table:formula="of:=[.D13]/[.B$27]*360" office:value-type="float" office:value="6.40439491001787" calcext:value-type="float">
            <text:p>6.4044</text:p>
          </table:table-cell>
          <table:table-cell table:formula="of:=[.E13]/[.$B$28]" office:value-type="float" office:value="0.444749646529019" calcext:value-type="float">
            <text:p>0.4447</text:p>
          </table:table-cell>
          <table:table-cell table:formula="of:=[.G12]+[.F12]" office:value-type="float" office:value="18.1425581033495" calcext:value-type="float">
            <text:p>18.14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1.95" calcext:value-type="float">
            <text:p>11.95</text:p>
          </table:table-cell>
          <table:table-cell table:formula="of:=[.B14]/[.B$27]*360" office:value-type="float" office:value="6.08608502383408" calcext:value-type="float">
            <text:p>6.0861</text:p>
          </table:table-cell>
          <table:table-cell table:formula="of:=([.B14]+[.B15])/2" office:value-type="float" office:value="12.95" calcext:value-type="float">
            <text:p>12.9500</text:p>
          </table:table-cell>
          <table:table-cell table:formula="of:=[.D14]/[.B$27]*360" office:value-type="float" office:value="6.59538084172814" calcext:value-type="float">
            <text:p>6.5954</text:p>
          </table:table-cell>
          <table:table-cell table:formula="of:=[.E14]/[.$B$28]" office:value-type="float" office:value="0.458012558453343" calcext:value-type="float">
            <text:p>0.4580</text:p>
          </table:table-cell>
          <table:table-cell table:formula="of:=[.G13]+[.F13]" office:value-type="float" office:value="18.5873077498785" calcext:value-type="float">
            <text:p>18.58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3.95" calcext:value-type="float">
            <text:p>13.95</text:p>
          </table:table-cell>
          <table:table-cell table:formula="of:=[.B15]/[.B$27]*360" office:value-type="float" office:value="7.10467665962221" calcext:value-type="float">
            <text:p>7.1047</text:p>
          </table:table-cell>
          <table:table-cell table:formula="of:=([.B15]+[.B16])/2" office:value-type="float" office:value="10.491665" calcext:value-type="float">
            <text:p>10.4917</text:p>
          </table:table-cell>
          <table:table-cell table:formula="of:=[.D15]/[.B$27]*360" office:value-type="float" office:value="5.34336110724554" calcext:value-type="float">
            <text:p>5.3434</text:p>
          </table:table-cell>
          <table:table-cell table:formula="of:=[.E15]/[.$B$28]" office:value-type="float" office:value="0.371066743558718" calcext:value-type="float">
            <text:p>0.3711</text:p>
          </table:table-cell>
          <table:table-cell table:formula="of:=[.G14]+[.F14]" office:value-type="float" office:value="19.0453203083318" calcext:value-type="float">
            <text:p>19.04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.03333" calcext:value-type="float">
            <text:p>7.03333</text:p>
          </table:table-cell>
          <table:table-cell table:formula="of:=[.B16]/[.B$27]*360" office:value-type="float" office:value="3.58204555486887" calcext:value-type="float">
            <text:p>3.5820</text:p>
          </table:table-cell>
          <table:table-cell table:formula="of:=([.B16]+[.B17])/2" office:value-type="float" office:value="9.566665" calcext:value-type="float">
            <text:p>9.5667</text:p>
          </table:table-cell>
          <table:table-cell table:formula="of:=[.D16]/[.B$27]*360" office:value-type="float" office:value="4.87226247569353" calcext:value-type="float">
            <text:p>4.8723</text:p>
          </table:table-cell>
          <table:table-cell table:formula="of:=[.E16]/[.$B$28]" office:value-type="float" office:value="0.33835156081205" calcext:value-type="float">
            <text:p>0.3384</text:p>
          </table:table-cell>
          <table:table-cell table:formula="of:=[.G15]+[.F15]" office:value-type="float" office:value="19.4163870518905" calcext:value-type="float">
            <text:p>19.41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.1" calcext:value-type="float">
            <text:p>12.1</text:p>
          </table:table-cell>
          <table:table-cell table:formula="of:=[.B17]/[.B$27]*360" office:value-type="float" office:value="6.16247939651819" calcext:value-type="float">
            <text:p>6.1625</text:p>
          </table:table-cell>
          <table:table-cell table:formula="of:=([.B17]+[.B20])/2" office:value-type="float" office:value="6.05" calcext:value-type="float">
            <text:p>6.0500</text:p>
          </table:table-cell>
          <table:table-cell table:formula="of:=[.D17]/[.B$27]*360" office:value-type="float" office:value="3.08123969825909" calcext:value-type="float">
            <text:p>3.0812</text:p>
          </table:table-cell>
          <table:table-cell table:formula="of:=[.E17]/[.$B$28]" office:value-type="float" office:value="0.21397497904577" calcext:value-type="float">
            <text:p>0.2140</text:p>
          </table:table-cell>
          <table:table-cell table:formula="of:=[.G16]+[.F16]" office:value-type="float" office:value="19.7547386127026" calcext:value-type="float">
            <text:p>19.75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11:.B17])" office:value-type="float" office:value="84.03323" calcext:value-type="float">
            <text:p>84.03323</text:p>
          </table:table-cell>
          <table:table-cell table:style-name="ce3" table:formula="of:=SUM([.C11:.C17])" office:value-type="float" office:value="42.7977726031301" calcext:value-type="float">
            <text:p>42.7978</text:p>
          </table:table-cell>
          <table:table-cell table:style-name="ce3" table:formula="of:=SUM([.D11:.D17])" office:value-type="float" office:value="76.47493" calcext:value-type="float">
            <text:p>76.4749</text:p>
          </table:table-cell>
          <table:table-cell table:style-name="ce3" table:formula="of:=SUM([.E11:.E17])" office:value-type="float" office:value="38.9483620227414" calcext:value-type="float">
            <text:p>38.9484</text:p>
          </table:table-cell>
          <table:table-cell table:style-name="ce3" table:formula="of:=SUM([.F11:.F17])" office:value-type="float" office:value="2.70474736269037" calcext:value-type="float">
            <text:p>2.7047</text:p>
          </table:table-cell>
          <table:table-cell/>
          <table:table-cell table:style-name="ce3" table:formula="of:=[.C19]/2" office:value-type="float" office:value="21.398886301565" calcext:value-type="float">
            <text:p>21.3989</text:p>
          </table:table-cell>
          <table:table-cell table:style-name="ce3" table:number-columns-repeated="8"/>
          <table:table-cell table:style-name="ce1"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&amp;</text:p>
          </table:table-cell>
          <table:table-cell office:value-type="float" office:value="12.1" calcext:value-type="float">
            <text:p>12.1</text:p>
          </table:table-cell>
          <table:table-cell table:formula="of:=[.B22]/[.B$27]*360" office:value-type="float" office:value="6.16247939651819" calcext:value-type="float">
            <text:p>6.1625</text:p>
          </table:table-cell>
          <table:table-cell table:number-columns-repeated="3"/>
          <table:table-cell table:formula="of:=AVERAGE([.G6]; [.G17])" office:value-type="float" office:value="13.4127830422965" calcext:value-type="float">
            <text:p>13.413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&amp;</text:p>
          </table:table-cell>
          <table:table-cell office:value-type="float" office:value="12.1" calcext:value-type="float">
            <text:p>12.1</text:p>
          </table:table-cell>
          <table:table-cell table:formula="of:=[.B23]/[.B$27]*360" office:value-type="float" office:value="6.16247939651819" calcext:value-type="float">
            <text:p>6.162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ull rotation (sec)</text:p>
          </table:table-cell>
          <table:table-cell office:value-type="float" office:value="25" calcext:value-type="float">
            <text:p>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rcle diameter (px)</text:p>
          </table:table-cell>
          <table:table-cell office:value-type="float" office:value="225" calcext:value-type="float">
            <text:p>2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rcumference (px)</text:p>
          </table:table-cell>
          <table:table-cell table:style-name="ce2" table:formula="of:=[.B26]*PI()" office:value-type="float" office:value="706.858347057703" calcext:value-type="float">
            <text:p>706.858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grees/sec</text:p>
          </table:table-cell>
          <table:table-cell table:formula="of:=360/[.B25]" office:value-type="float" office:value="14.4" calcext:value-type="float">
            <text:p>14.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d start A deg</text:p>
          </table:table-cell>
          <table:table-cell table:formula="of:=[.B31]-[.H19]" office:value-type="float" office:value="248.601113698435" calcext:value-type="float">
            <text:p>248.601113698435</text:p>
          </table:table-cell>
          <table:table-cell office:value-type="string" calcext:value-type="string">
            <text:p>Word start A sec</text:p>
          </table:table-cell>
          <table:table-cell table:style-name="Default" table:formula="of:=[.B29]/[.$B$28]" office:value-type="float" office:value="17.263966229058" calcext:value-type="float">
            <text:p>17.2639662290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ord start N deg</text:p>
          </table:table-cell>
          <table:table-cell table:formula="of:=[.B32]-[.H8]" office:value-type="float" office:value="72.0727795706916" calcext:value-type="float">
            <text:p>72.0727795706916</text:p>
          </table:table-cell>
          <table:table-cell office:value-type="string" calcext:value-type="string">
            <text:p>Word start N sec</text:p>
          </table:table-cell>
          <table:table-cell table:style-name="Default" table:formula="of:=[.B30]/[.$B$28]" office:value-type="float" office:value="5.00505413685359" calcext:value-type="float">
            <text:p>5.0050541368535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enter start A deg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enter start A sec</text:p>
          </table:table-cell>
          <table:table-cell table:formula="of:=[.B31]/[.$B$28]" office:value-type="float" office:value="18.75" calcext:value-type="float">
            <text:p>18.75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enter start N de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enter start N sec</text:p>
          </table:table-cell>
          <table:table-cell table:formula="of:=[.B32]/[.$B$28]" office:value-type="float" office:value="6.25" calcext:value-type="float">
            <text:p>6.2500</text:p>
          </table:table-cell>
          <table:table-cell table:number-columns-repeated="16380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21:51:49.574028370</meta:creation-date>
    <dc:date>2024-06-14T22:34:04.054151821</dc:date>
    <meta:editing-duration>PT1M55S</meta:editing-duration>
    <meta:editing-cycles>1</meta:editing-cycles>
    <meta:document-statistic meta:table-count="1" meta:cell-count="134" meta:object-count="0"/>
    <meta:generator>LibreOffice/24.2.4.2$Linux_X86_64 LibreOffice_project/420$Build-2</meta:generator>
  </office:meta>
</office:document-meta>
</file>